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 Procedural Engine </text:p>
      <text:p text:style-name="Standard"/>
      <text:p text:style-name="Standard"/>
      <text:p text:style-name="Standard">sampler = proc.Sampler(RANDOM_SAMPLER, dimensions)</text:p>
      <text:p text:style-name="Standard">{<text:line-break/>}</text:p>
      <text:p text:style-name="Standard"/>
      <text:p text:style-name="Standard">sampler = proc.Sampler(SCATTERED_SAMPLER, dimensions)</text:p>
      <text:p text:style-name="Standard">{</text:p>
      <text:p text:style-name="Standard"><text:tab/>Range(2.f, 2.f)</text:p>
      <text:p text:style-name="Standard"><text:tab/>cosineCoords = CoordinateRange(COSINE, -PI / 2, PI / 2)</text:p>
      <text:p text:style-name="Standard"><text:tab/>Scattered sampling(gridx, gridy, );</text:p>
      <text:p text:style-name="Standard"><text:tab/>ImportanceFunction(cosineCoords);</text:p>
      <text:p text:style-name="Standard">}</text:p>
      <text:p text:style-name="Standard"/>
      <text:p text:style-name="Standard">function = #proc.Function()</text:p>
      <text:p text:style-name="Standard">{</text:p>
      <text:p text:style-name="Standard"><text:tab/>{ 10 + 1 / sum(5) – epsilon(8) + function(anotherfunc(10, 4)) }<text:line-break/>}</text:p>
      <text:p text:style-name="Standard"/>
      <text:p text:style-name="Standard">sampler = proc.Sampler(FRACTAL_SAMPLER, dimensions)</text:p>
      <text:p text:style-name="Standard">{</text:p>
      <text:p text:style-name="Standard"><text:tab/>CustomFunction(function, cosineCoords);<text:line-break/>}</text:p>
      <text:p text:style-name="Standard"/>
      <text:p text:style-name="Standard">Map(VORONOI_REGION)</text:p>
      <text:p text:style-name="Standard">{</text:p>
      <text:p text:style-name="Standard"><text:tab/>Sampler(sampler);</text:p>
      <text:p text:style-name="Standard">}</text:p>
      <text:p text:style-name="Standard"/>
      <text:p text:style-name="Standard"/>
      <text:p text:style-name="Standard">GenerateMesh()</text:p>
      <text:p text:style-name="Standard">{</text:p>
      <text:p text:style-name="Standard"><text:tab/>PlacePoles(THREE_POLES, sampler)<text:line-break/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Raistlin Masjere</meta:initial-creator>
    <meta:creation-date>2007-12-04T20:11:44</meta:creation-date>
    <dc:creator>Raistlin Masjere</dc:creator>
    <dc:date>2007-12-04T20:57:42</dc:date>
    <dc:language>en-GB</dc:language>
    <meta:editing-cycles>4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61" meta:character-count="550"/>
  </office:meta>
</office:document-meta>
</file>